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cc7f75" officeooo:paragraph-rsid="02d45d32"/>
    </style:style>
    <style:style style:name="P4" style:family="paragraph" style:parent-style-name="Text_20_body">
      <style:text-properties officeooo:rsid="02d45d32" officeooo:paragraph-rsid="0306b1d9"/>
    </style:style>
    <style:style style:name="P5" style:family="paragraph" style:parent-style-name="Text_20_body">
      <style:text-properties officeooo:rsid="02cb24f5" officeooo:paragraph-rsid="02ce5456"/>
    </style:style>
    <style:style style:name="P6" style:family="paragraph" style:parent-style-name="Text_20_body">
      <style:text-properties fo:font-weight="normal" officeooo:rsid="02d415e5" officeooo:paragraph-rsid="02d45d32" style:font-weight-asian="normal" style:font-weight-complex="normal"/>
    </style:style>
    <style:style style:name="P7" style:family="paragraph" style:parent-style-name="Text_20_body">
      <style:text-properties officeooo:paragraph-rsid="0307f7f3"/>
    </style:style>
    <style:style style:name="P8" style:family="paragraph" style:parent-style-name="Text_20_body">
      <style:text-properties officeooo:rsid="0318152e" officeooo:paragraph-rsid="0318152e"/>
    </style:style>
    <style:style style:name="P9" style:family="paragraph" style:parent-style-name="Text_20_body">
      <style:text-properties officeooo:rsid="02d00e5f" officeooo:paragraph-rsid="032aa1da"/>
    </style:style>
    <style:style style:name="P10" style:family="paragraph" style:parent-style-name="Text_20_body">
      <style:text-properties officeooo:paragraph-rsid="0339c8a5"/>
    </style:style>
    <style:style style:name="P11" style:family="paragraph" style:parent-style-name="Text_20_body">
      <style:text-properties officeooo:rsid="0334b1e7"/>
    </style:style>
    <style:style style:name="P12" style:family="paragraph" style:parent-style-name="Text_20_body">
      <style:text-properties officeooo:rsid="0316b4b1" officeooo:paragraph-rsid="02d45d32"/>
    </style:style>
    <style:style style:name="P13" style:family="paragraph" style:parent-style-name="Text_20_body">
      <style:text-properties officeooo:rsid="03545038" officeooo:paragraph-rsid="0359d5ed"/>
    </style:style>
    <style:style style:name="P14" style:family="paragraph" style:parent-style-name="Text_20_body">
      <style:text-properties officeooo:rsid="0359d5ed" officeooo:paragraph-rsid="0359d5ed"/>
    </style:style>
    <style:style style:name="P15" style:family="paragraph" style:parent-style-name="Text_20_body">
      <style:text-properties officeooo:rsid="03612591" officeooo:paragraph-rsid="03612591"/>
    </style:style>
    <style:style style:name="P16" style:family="paragraph" style:parent-style-name="Text_20_body">
      <style:text-properties officeooo:rsid="03612591" officeooo:paragraph-rsid="036186ac"/>
    </style:style>
    <style:style style:name="P17" style:family="paragraph" style:parent-style-name="Text_20_body">
      <style:text-properties officeooo:paragraph-rsid="036186ac"/>
    </style:style>
    <style:style style:name="P18" style:family="paragraph" style:parent-style-name="Text_20_body">
      <style:text-properties officeooo:rsid="0355708a" officeooo:paragraph-rsid="0359d5ed"/>
    </style:style>
    <style:style style:name="P19" style:family="paragraph" style:parent-style-name="Text_20_body">
      <style:text-properties officeooo:rsid="036186ac" officeooo:paragraph-rsid="036186ac"/>
    </style:style>
    <style:style style:name="P20" style:family="paragraph" style:parent-style-name="Text_20_body">
      <style:text-properties officeooo:rsid="03633419" officeooo:paragraph-rsid="03633419"/>
    </style:style>
    <style:style style:name="P21" style:family="paragraph" style:parent-style-name="Text_20_body">
      <style:text-properties fo:font-size="12pt" officeooo:paragraph-rsid="035e06e9" style:font-size-asian="12pt" style:font-size-complex="12pt"/>
    </style:style>
    <style:style style:name="P22" style:family="paragraph" style:parent-style-name="Text_20_body">
      <style:text-properties fo:font-size="12pt" officeooo:rsid="03633419" officeooo:paragraph-rsid="03633419" style:font-size-asian="12pt" style:font-size-complex="12pt"/>
    </style:style>
    <style:style style:name="P23" style:family="paragraph" style:parent-style-name="Text_20_body">
      <style:text-properties officeooo:rsid="034bd88f" officeooo:paragraph-rsid="032fb9c7"/>
    </style:style>
    <style:style style:name="P24" style:family="paragraph" style:parent-style-name="Heading_20_2">
      <style:paragraph-properties fo:text-align="end" style:justify-single-word="false" style:writing-mode="rl-tb"/>
      <style:text-properties officeooo:rsid="02f52956" officeooo:paragraph-rsid="02f52956"/>
    </style:style>
    <style:style style:name="P25" style:family="paragraph" style:parent-style-name="Heading_20_2">
      <style:paragraph-properties fo:text-align="end" style:justify-single-word="false" style:writing-mode="rl-tb"/>
      <style:text-properties officeooo:rsid="0316f640" officeooo:paragraph-rsid="0316f640"/>
    </style:style>
    <style:style style:name="P26" style:family="paragraph" style:parent-style-name="Heading_20_2">
      <style:paragraph-properties fo:text-align="end" style:justify-single-word="false" style:writing-mode="rl-tb"/>
      <style:text-properties officeooo:rsid="0353793e" officeooo:paragraph-rsid="0353793e"/>
    </style:style>
    <style:style style:name="P27" style:family="paragraph" style:parent-style-name="Standard">
      <style:paragraph-properties style:line-height-at-least="0.198in" fo:text-align="end" style:justify-single-word="false" style:writing-mode="rl-tb"/>
      <style:text-properties officeooo:rsid="035b7a00" officeooo:paragraph-rsid="035b7a00"/>
    </style:style>
    <style:style style:name="P28" style:family="paragraph" style:parent-style-name="Standard">
      <style:paragraph-properties style:line-height-at-least="0.198in" fo:text-align="end" style:justify-single-word="false" style:writing-mode="rl-tb"/>
      <style:text-properties fo:color="#000000" style:font-name="Droid Sans Mono" fo:font-size="10.5pt" fo:font-weight="normal" officeooo:rsid="035e06e9" officeooo:paragraph-rsid="035e06e9" fo:background-color="#ffffff"/>
    </style:style>
    <style:style style:name="P29" style:family="paragraph" style:parent-style-name="Standard">
      <style:paragraph-properties fo:text-align="start" style:justify-single-word="false" style:writing-mode="lr-tb"/>
      <style:text-properties fo:color="#000000" style:font-name="Droid Sans Mono" fo:font-size="10.5pt" fo:font-weight="normal" officeooo:rsid="0359d5ed" officeooo:paragraph-rsid="0359d5ed" fo:background-color="#ffffff"/>
    </style:style>
    <style:style style:name="P30" style:family="paragraph" style:parent-style-name="Standard">
      <style:paragraph-properties style:line-height-at-least="0.198in" fo:text-align="start" style:justify-single-word="false" style:writing-mode="lr-tb"/>
      <style:text-properties fo:color="#000000" style:font-name="Droid Sans Mono" fo:font-size="10.5pt" fo:font-weight="normal" fo:background-color="#ffffff"/>
    </style:style>
    <style:style style:name="P31" style:family="paragraph" style:parent-style-name="Standard">
      <style:paragraph-properties style:line-height-at-least="0.198in" fo:text-align="start" style:justify-single-word="false" style:writing-mode="lr-tb"/>
      <style:text-properties fo:color="#000000" style:font-name="Droid Sans Mono" fo:font-size="10.5pt" fo:font-weight="normal" officeooo:paragraph-rsid="035b7a00" fo:background-color="#ffffff"/>
    </style:style>
    <style:style style:name="P32" style:family="paragraph" style:parent-style-name="Standard">
      <style:paragraph-properties style:line-height-at-least="0.198in" fo:text-align="start" style:justify-single-word="false" style:writing-mode="lr-tb"/>
      <style:text-properties fo:color="#000000" style:font-name="Droid Sans Mono" fo:font-size="11pt" fo:font-weight="normal" officeooo:rsid="035b7a00" officeooo:paragraph-rsid="035e06e9" fo:background-color="#ffffff" style:font-size-asian="11pt" style:font-size-complex="11pt"/>
    </style:style>
    <style:style style:name="P33" style:family="paragraph" style:parent-style-name="Standard">
      <style:paragraph-properties style:line-height-at-least="0.198in" fo:text-align="start" style:justify-single-word="false" style:writing-mode="lr-tb"/>
      <style:text-properties fo:color="#000000" style:font-name="Droid Sans Mono" fo:font-size="11pt" fo:font-weight="normal" officeooo:rsid="035b7a00" officeooo:paragraph-rsid="035b7a00" fo:background-color="#ffffff" style:font-size-asian="11pt" style:font-size-complex="11pt"/>
    </style:style>
    <style:style style:name="P34" style:family="paragraph" style:parent-style-name="Standard">
      <style:paragraph-properties style:line-height-at-least="0.198in" fo:text-align="start" style:justify-single-word="false" style:writing-mode="lr-tb"/>
      <style:text-properties fo:color="#000000" style:font-name="Droid Sans Mono" fo:font-size="11pt" fo:font-weight="normal" officeooo:rsid="0359d5ed" officeooo:paragraph-rsid="035e06e9" fo:background-color="#ffffff" style:font-size-asian="11pt" style:font-size-complex="11pt"/>
    </style:style>
    <style:style style:name="P35" style:family="paragraph" style:parent-style-name="Standard">
      <style:paragraph-properties style:line-height-at-least="0.198in" fo:text-align="start" style:justify-single-word="false" style:writing-mode="lr-tb"/>
      <style:text-properties fo:color="#000000" style:font-name="Droid Sans Mono" fo:font-size="11pt" fo:font-weight="normal" fo:background-color="#ffffff" style:font-size-asian="11pt" style:font-size-complex="11pt"/>
    </style:style>
    <style:style style:name="P36" style:family="paragraph" style:parent-style-name="Standard">
      <style:paragraph-properties style:line-height-at-least="0.198in" fo:text-align="start" style:justify-single-word="false" style:writing-mode="lr-tb"/>
      <style:text-properties fo:color="#000000" fo:background-color="#ffffff"/>
    </style:style>
    <style:style style:name="P37" style:family="paragraph" style:parent-style-name="Standard">
      <style:paragraph-properties style:line-height-at-least="0.198in" fo:text-align="start" style:justify-single-word="false" style:writing-mode="lr-tb"/>
      <style:text-properties fo:color="#000000" officeooo:paragraph-rsid="035b7a00" fo:background-color="#ffffff"/>
    </style:style>
    <style:style style:name="P38" style:family="paragraph" style:parent-style-name="Standard">
      <style:paragraph-properties style:line-height-at-least="0.198in" fo:text-align="start" style:justify-single-word="false" style:writing-mode="lr-tb"/>
      <style:text-properties fo:color="#000000" fo:font-size="11pt" fo:background-color="#ffffff" style:font-size-asian="11pt" style:font-size-complex="11pt"/>
    </style:style>
    <style:style style:name="P39" style:family="paragraph" style:parent-style-name="Standard">
      <style:paragraph-properties style:line-height-at-least="0.198in" fo:text-align="start" style:justify-single-word="false" style:writing-mode="lr-tb"/>
      <style:text-properties fo:color="#000000" fo:font-size="11pt" officeooo:paragraph-rsid="035e06e9" fo:background-color="#ffffff" style:font-size-asian="11pt" style:font-size-complex="11pt"/>
    </style:style>
    <style:style style:name="P40" style:family="paragraph" style:parent-style-name="Standard">
      <style:paragraph-properties style:line-height-at-least="0.198in" fo:text-align="start" style:justify-single-word="false" style:writing-mode="lr-tb"/>
    </style:style>
    <style:style style:name="P41" style:family="paragraph" style:parent-style-name="Standard">
      <style:paragraph-properties style:line-height-at-least="0.198in" fo:text-align="start" style:justify-single-word="false" style:writing-mode="lr-tb"/>
      <style:text-properties fo:font-size="11pt" officeooo:rsid="035e06e9" officeooo:paragraph-rsid="035e06e9" style:font-size-asian="11pt" style:font-size-complex="11pt"/>
    </style:style>
    <style:style style:name="P42" style:family="paragraph" style:parent-style-name="Standard">
      <style:paragraph-properties fo:text-align="start" style:justify-single-word="false" style:writing-mode="lr-tb"/>
      <style:text-properties officeooo:rsid="03675f3c" officeooo:paragraph-rsid="03690c6b"/>
    </style:style>
    <style:style style:name="P43" style:family="paragraph" style:parent-style-name="Text_20_body" style:list-style-name="L1"/>
    <style:style style:name="P44" style:family="paragraph" style:parent-style-name="Text_20_body" style:list-style-name="L1">
      <style:text-properties officeooo:paragraph-rsid="02f5554e"/>
    </style:style>
    <style:style style:name="P45" style:family="paragraph" style:parent-style-name="Text_20_body" style:list-style-name="L1">
      <style:text-properties officeooo:rsid="0303c93f" officeooo:paragraph-rsid="0303c93f"/>
    </style:style>
    <style:style style:name="P46" style:family="paragraph" style:parent-style-name="Text_20_body" style:list-style-name="L2">
      <style:text-properties officeooo:rsid="02c3cd30" officeooo:paragraph-rsid="02c3cd30"/>
    </style:style>
    <style:style style:name="P47" style:family="paragraph" style:parent-style-name="Text_20_body" style:list-style-name="L2">
      <style:text-properties officeooo:rsid="02c67877" officeooo:paragraph-rsid="02c67877"/>
    </style:style>
    <style:style style:name="P48" style:family="paragraph" style:parent-style-name="Text_20_body" style:list-style-name="L3">
      <style:text-properties officeooo:rsid="0318152e" officeooo:paragraph-rsid="0318152e"/>
    </style:style>
    <style:style style:name="P49" style:family="paragraph" style:parent-style-name="Text_20_body" style:list-style-name="L4"/>
    <style:style style:name="P50" style:family="paragraph" style:parent-style-name="Text_20_body" style:list-style-name="L4">
      <style:text-properties officeooo:rsid="02d00e5f" officeooo:paragraph-rsid="0348e87b"/>
    </style:style>
    <style:style style:name="P51" style:family="paragraph" style:parent-style-name="Text_20_body" style:list-style-name="L4">
      <style:text-properties officeooo:rsid="0364e1bc" officeooo:paragraph-rsid="0364e1bc"/>
    </style:style>
    <style:style style:name="P52" style:family="paragraph" style:parent-style-name="Text_20_body">
      <style:text-properties officeooo:rsid="03633419" officeooo:paragraph-rsid="03633419"/>
    </style:style>
    <style:style style:name="P53" style:family="paragraph" style:parent-style-name="Text_20_body">
      <style:text-properties officeooo:rsid="0366ca7e" officeooo:paragraph-rsid="0366ca7e"/>
    </style:style>
    <style:style style:name="P54" style:family="paragraph" style:parent-style-name="Text_20_body">
      <style:paragraph-properties fo:text-align="start" style:justify-single-word="false" style:writing-mode="lr-tb"/>
      <style:text-properties officeooo:rsid="0366ca7e" officeooo:paragraph-rsid="0366ca7e"/>
    </style:style>
    <style:style style:name="P55" style:family="paragraph" style:parent-style-name="Text_20_body">
      <style:paragraph-properties fo:text-align="start" style:justify-single-word="false" style:writing-mode="lr-tb"/>
      <style:text-properties officeooo:rsid="0366ca7e" officeooo:paragraph-rsid="036b4bfd"/>
    </style:style>
    <style:style style:name="P56" style:family="paragraph" style:parent-style-name="Text_20_body">
      <style:paragraph-properties fo:text-align="start" style:justify-single-word="false" style:writing-mode="lr-tb"/>
      <style:text-properties officeooo:rsid="03675f3c" officeooo:paragraph-rsid="03675f3c"/>
    </style:style>
    <style:style style:name="P57" style:family="paragraph" style:parent-style-name="Text_20_body">
      <style:paragraph-properties fo:text-align="start" style:justify-single-word="false" style:writing-mode="lr-tb"/>
      <style:text-properties officeooo:rsid="03675f3c" officeooo:paragraph-rsid="03690c6b"/>
    </style:style>
    <style:style style:name="P58" style:family="paragraph" style:parent-style-name="Text_20_body">
      <style:paragraph-properties fo:text-align="start" style:justify-single-word="false" style:writing-mode="lr-tb"/>
      <style:text-properties officeooo:rsid="036d4caf" officeooo:paragraph-rsid="036d4caf"/>
    </style:style>
    <style:style style:name="P59" style:family="paragraph" style:parent-style-name="Text_20_body">
      <style:paragraph-properties fo:text-align="end" style:justify-single-word="false" style:writing-mode="rl-tb"/>
      <style:text-properties officeooo:rsid="0366ca7e" officeooo:paragraph-rsid="0366ca7e"/>
    </style:style>
    <style:style style:name="P60" style:family="paragraph" style:parent-style-name="Text_20_body">
      <style:paragraph-properties fo:text-align="end" style:justify-single-word="false" style:writing-mode="rl-tb"/>
      <style:text-properties officeooo:rsid="0366ca7e" officeooo:paragraph-rsid="036b4bfd"/>
    </style:style>
    <style:style style:name="P61" style:family="paragraph" style:parent-style-name="Text_20_body">
      <style:paragraph-properties fo:text-align="end" style:justify-single-word="false" style:writing-mode="rl-tb"/>
      <style:text-properties officeooo:rsid="03675f3c" officeooo:paragraph-rsid="03675f3c"/>
    </style:style>
    <style:style style:name="P62" style:family="paragraph" style:parent-style-name="Text_20_body">
      <style:paragraph-properties fo:text-align="end" style:justify-single-word="false" style:writing-mode="rl-tb"/>
      <style:text-properties officeooo:rsid="03690c6b" officeooo:paragraph-rsid="03690c6b"/>
    </style:style>
    <style:style style:name="P63" style:family="paragraph" style:parent-style-name="Text_20_body">
      <style:paragraph-properties fo:text-align="end" style:justify-single-word="false" style:writing-mode="rl-tb"/>
      <style:text-properties officeooo:rsid="036d4caf" officeooo:paragraph-rsid="036d4caf"/>
    </style:style>
    <style:style style:name="P64" style:family="paragraph" style:parent-style-name="Heading_20_1">
      <style:text-properties officeooo:rsid="02b2d148" officeooo:paragraph-rsid="0331c29b"/>
    </style:style>
    <style:style style:name="P65" style:family="paragraph" style:parent-style-name="Heading_20_2">
      <style:paragraph-properties fo:text-align="end" style:justify-single-word="false" style:writing-mode="rl-tb"/>
      <style:text-properties officeooo:rsid="03657d42" officeooo:paragraph-rsid="03657d42"/>
    </style:style>
    <style:style style:name="T1" style:family="text">
      <style:text-properties fo:font-weight="bold" style:font-weight-asian="bold" style:font-weight-complex="bold"/>
    </style:style>
    <style:style style:name="T2" style:family="text">
      <style:text-properties fo:font-weight="bold" officeooo:rsid="02c11299" style:font-weight-asian="bold" style:font-weight-complex="bold"/>
    </style:style>
    <style:style style:name="T3" style:family="text">
      <style:text-properties fo:font-weight="bold" officeooo:rsid="02ce5456" style:font-weight-asian="bold" style:font-weight-complex="bold"/>
    </style:style>
    <style:style style:name="T4" style:family="text">
      <style:text-properties fo:font-weight="bold" officeooo:rsid="02d00e5f" style:font-weight-asian="bold" style:font-weight-complex="bold"/>
    </style:style>
    <style:style style:name="T5" style:family="text">
      <style:text-properties fo:font-weight="bold" officeooo:rsid="03362ee7" style:font-weight-asian="bold" style:font-weight-complex="bold"/>
    </style:style>
    <style:style style:name="T6" style:family="text">
      <style:text-properties fo:font-weight="bold" officeooo:rsid="036b4bfd" style:font-weight-asian="bold" style:font-weight-complex="bold"/>
    </style:style>
    <style:style style:name="T7" style:family="text">
      <style:text-properties fo:font-weight="bold" officeooo:rsid="036cb53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2c3cd30" style:font-weight-asian="normal" style:font-weight-complex="normal"/>
    </style:style>
    <style:style style:name="T10" style:family="text">
      <style:text-properties fo:font-weight="normal" officeooo:rsid="02d00e5f" style:font-weight-asian="normal" style:font-weight-complex="normal"/>
    </style:style>
    <style:style style:name="T11" style:family="text">
      <style:text-properties fo:font-weight="normal" officeooo:rsid="02d19180" style:font-weight-asian="normal" style:font-weight-complex="normal"/>
    </style:style>
    <style:style style:name="T12" style:family="text">
      <style:text-properties fo:font-weight="normal" officeooo:rsid="02d2629c" style:font-weight-asian="normal" style:font-weight-complex="normal"/>
    </style:style>
    <style:style style:name="T13" style:family="text">
      <style:text-properties fo:font-weight="normal" officeooo:rsid="02d3684e" style:font-weight-asian="normal" style:font-weight-complex="normal"/>
    </style:style>
    <style:style style:name="T14" style:family="text">
      <style:text-properties fo:font-weight="normal" officeooo:rsid="02d415e5" style:font-weight-asian="normal" style:font-weight-complex="normal"/>
    </style:style>
    <style:style style:name="T15" style:family="text">
      <style:text-properties fo:font-weight="normal" officeooo:rsid="030ae132" style:font-weight-asian="normal" style:font-weight-complex="normal"/>
    </style:style>
    <style:style style:name="T16" style:family="text">
      <style:text-properties fo:font-weight="normal" officeooo:rsid="033a9ce3" style:font-weight-asian="normal" style:font-weight-complex="normal"/>
    </style:style>
    <style:style style:name="T17" style:family="text">
      <style:text-properties officeooo:rsid="02c11299"/>
    </style:style>
    <style:style style:name="T18" style:family="text">
      <style:text-properties officeooo:rsid="02c206ab"/>
    </style:style>
    <style:style style:name="T19" style:family="text">
      <style:text-properties officeooo:rsid="02c56019"/>
    </style:style>
    <style:style style:name="T20" style:family="text">
      <style:text-properties officeooo:rsid="02cb24f5"/>
    </style:style>
    <style:style style:name="T21" style:family="text">
      <style:text-properties officeooo:rsid="02ce5456"/>
    </style:style>
    <style:style style:name="T22" style:family="text">
      <style:text-properties officeooo:rsid="02d5a535"/>
    </style:style>
    <style:style style:name="T23" style:family="text">
      <style:text-properties officeooo:rsid="02d698e9"/>
    </style:style>
    <style:style style:name="T24" style:family="text">
      <style:text-properties officeooo:rsid="02d91e6e"/>
    </style:style>
    <style:style style:name="T25" style:family="text">
      <style:text-properties officeooo:rsid="02f65ee0"/>
    </style:style>
    <style:style style:name="T26" style:family="text">
      <style:text-properties officeooo:rsid="03020e34"/>
    </style:style>
    <style:style style:name="T27" style:family="text">
      <style:text-properties officeooo:rsid="0303c93f"/>
    </style:style>
    <style:style style:name="T28" style:family="text">
      <style:text-properties officeooo:rsid="0303e7a5"/>
    </style:style>
    <style:style style:name="T29" style:family="text">
      <style:text-properties officeooo:rsid="0307f7f3"/>
    </style:style>
    <style:style style:name="T30" style:family="text">
      <style:text-properties officeooo:rsid="031ae166"/>
    </style:style>
    <style:style style:name="T31" style:family="text">
      <style:text-properties officeooo:rsid="031ae601"/>
    </style:style>
    <style:style style:name="T32" style:family="text">
      <style:text-properties officeooo:rsid="031c5d35"/>
    </style:style>
    <style:style style:name="T33" style:family="text">
      <style:text-properties officeooo:rsid="031ee9ee"/>
    </style:style>
    <style:style style:name="T34" style:family="text">
      <style:text-properties fo:font-style="italic" style:font-style-asian="italic" style:font-style-complex="italic"/>
    </style:style>
    <style:style style:name="T35" style:family="text">
      <style:text-properties fo:font-style="italic" officeooo:rsid="035e06e9" style:font-style-asian="italic" style:font-style-complex="italic"/>
    </style:style>
    <style:style style:name="T36" style:family="text">
      <style:text-properties fo:font-style="italic" officeooo:rsid="036186ac"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officeooo:rsid="03362ee7"/>
    </style:style>
    <style:style style:name="T39" style:family="text">
      <style:text-properties officeooo:rsid="033a9ce3"/>
    </style:style>
    <style:style style:name="T40" style:family="text">
      <style:text-properties officeooo:rsid="033bd0c4"/>
    </style:style>
    <style:style style:name="T41" style:family="text">
      <style:text-properties officeooo:rsid="0348e87b"/>
    </style:style>
    <style:style style:name="T42" style:family="text">
      <style:text-properties officeooo:rsid="03514452"/>
    </style:style>
    <style:style style:name="T43" style:family="text">
      <style:text-properties officeooo:rsid="0353793e"/>
    </style:style>
    <style:style style:name="T44" style:family="text">
      <style:text-properties officeooo:rsid="0359e7c5"/>
    </style:style>
    <style:style style:name="T45" style:family="text">
      <style:text-properties officeooo:rsid="035b7a00"/>
    </style:style>
    <style:style style:name="T46" style:family="text">
      <style:text-properties fo:color="#0000ff"/>
    </style:style>
    <style:style style:name="T47" style:family="text">
      <style:text-properties fo:color="#0000ff" style:font-name="Droid Sans Mono" fo:font-size="10.5pt" fo:font-weight="normal"/>
    </style:style>
    <style:style style:name="T48" style:family="text">
      <style:text-properties style:font-name="Droid Sans Mono" fo:font-weight="normal"/>
    </style:style>
    <style:style style:name="T49" style:family="text">
      <style:text-properties style:font-name="Droid Sans Mono" fo:font-weight="normal" officeooo:rsid="035e06e9"/>
    </style:style>
    <style:style style:name="T50" style:family="text">
      <style:text-properties style:font-name="Droid Sans Mono" fo:font-size="10.5pt" fo:font-weight="normal"/>
    </style:style>
    <style:style style:name="T51" style:family="text">
      <style:text-properties style:font-name="Droid Sans Mono" fo:font-size="10.5pt" fo:font-weight="normal" officeooo:rsid="035b7a00"/>
    </style:style>
    <style:style style:name="T52" style:family="text">
      <style:text-properties style:font-name="Droid Sans Mono" fo:font-size="10.5pt" fo:font-weight="normal" officeooo:rsid="035c87c5"/>
    </style:style>
    <style:style style:name="T53" style:family="text">
      <style:text-properties fo:color="#09885a" style:font-name="Droid Sans Mono" fo:font-size="10.5pt" fo:font-weight="normal" officeooo:rsid="035b7a00"/>
    </style:style>
    <style:style style:name="T54" style:family="text">
      <style:text-properties officeooo:rsid="035e06e9"/>
    </style:style>
    <style:style style:name="T55" style:family="text">
      <style:text-properties officeooo:rsid="036186ac"/>
    </style:style>
    <style:style style:name="T56" style:family="text">
      <style:text-properties officeooo:rsid="03675f3c"/>
    </style:style>
    <style:style style:name="T57" style:family="text">
      <style:text-properties officeooo:rsid="03690c6b"/>
    </style:style>
    <style:style style:name="T58" style:family="text">
      <style:text-properties officeooo:rsid="036b4bfd"/>
    </style:style>
    <style:style style:name="T59" style:family="text">
      <style:text-properties officeooo:rsid="036cb533"/>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 text:outline-level="1">מהי שפת ++C ולמה צריך אותה?</text:h>
      <text:p text:style-name="P11">++C היא הרחבה של שפת סי עם הרבה יסודות שאתם מכירים משפת ג'אבה. </text:p>
      <text:p text:style-name="Text_20_body">היא כוללת את כל מה שיש בשפת סי<text:span text:style-name="T26"> עם המון תוספות, למשל</text:span>:</text:p>
      <text:list xml:id="list3780090895" text:style-name="L1">
        <text:list-item>
          <text:p text:style-name="P44">תיכנות מונחה עצמים - מחלקות ואובייקטים;</text:p>
        </text:list-item>
        <text:list-item>
          <text:p text:style-name="P44">תיכנות גנרי בתבניות (template);</text:p>
        </text:list-item>
        <text:list-item>
          <text:p text:style-name="P45">העמסת<text:span text:style-name="T33"> פונקציות ו</text:span>אופרטורים<text:span text:style-name="T28"> (ראו בתוכנית הדוגמה - תיקיה 1 וגם תיקיה 5)</text:span>;</text:p>
        </text:list-item>
        <text:list-item>
          <text:p text:style-name="P43"><text:span text:style-name="T27">בדיקות טיפוסים חזקות </text:span>בזמן קומפילציה;</text:p>
        </text:list-item>
        <text:list-item>
          <text:p text:style-name="P43">מנגנון לניהול זיכרון ובדיקות תקינות בזמן ריצה.</text:p>
        </text:list-item>
      </text:list>
      <text:p text:style-name="P4">שפת ++C היא אחת משפות-התיכנות הקשות ביותר. התיעוד של השפה מזכיר לפעמים חוזה משפטי - המון מקרים ותתי-מקרים ומקרי-קצה, המון כפילויות ודרכים רבות ושונות לעשות אותו הדבר<text:span text:style-name="T25">,</text:span> עם הבדלים דקים בתוצאה<text:span text:style-name="T25">. </text:span>התחביר <text:span text:style-name="T24">במקרים רבות קשה לקריאה ולהבנה</text:span>. <text:s text:c="2"/>היתרון הוא, שמי ש<text:span text:style-name="T23">י</text:span>צליח להתמודד עם ++C, יצליח כנראה להתמודד עם כל שפת-תיכנות אחרת<text:span text:style-name="T22">...</text:span></text:p>
      <text:p text:style-name="P24">++C לעומת <text:span text:style-name="T42">Java</text:span></text:p>
      <text:p text:style-name="P7"><text:span text:style-name="T29">שפת ג'אבה פותחה אחרי ++C. היא דומה לה אבל הרבה יותר פשוטה. מתכנני השפה החליטו לקחת מ++C רק את החלקים הטובים בעיניהם (כגון תיכנות מונחה עצמים), ולזרוק את החלקים הקשים והמבלבלים. שפת ג'אבה אכן הרבה יותר נוחה לתיכנות ולהבנה. </text:span>אם כך <text:span text:style-name="T29">מדוע בכלל כדאי להשתמש ב++C? כמה סיבות.</text:span></text:p>
      <text:p text:style-name="P10"><text:span text:style-name="T38">א. </text:span><text:span text:style-name="T5">הבנה</text:span><text:span text:style-name="T38">. הרבה שפות-תיכנות כתובות ב-C בשילוב ++C. בפרט, המכונה הוירטואלית של ג'אבה, וכן מערכות הפעלה כגון חלונות, לינוקס, מק ואנדרואיד. גם במערכות תוכנה מודרניות גדולות כגון גוגל ופייסבוק יש שילוב של ++C עם שפות נוספות. <text:s/>גם מי שלא מתכנת ב++C צריך להבין את השפה כדי להבין מה קורה מאחרי הקלעים של השפה שהוא כותב בה. <text:s/></text:span></text:p>
      <text:p text:style-name="P10">לתכנת ++C זה כמו להיות נהג מרוצים. נהג כזה לא רק יודע לנהוג. הוא מכיר את מבנה הגוף שלו ויודע איפה מרכז הכובד, הוא יודע מה השפעת זוית הישיבה שלו על הנהיגה, מה ההשפעה של שיפוע הכביש והחיכוך שלו על הנהיגה. הוא מעוניין לנהוג באופן שצורך דלק בצורה מינימלית כדי שיספיק לו למירוץ, וששוחק את הגלגלים בצורה מינימלית, כדי שלא יצטרך לעצור ולהחליף גלגלים באמצע המירוץ. זה מתכנת ++C. לעומת זאת, מתכנת java ומעלה, למד נהיגה על רכב אוטומט. זה נכון שיש סיכוי שהוא יהנה יותר מהנוף, אבל ברור שהוא פחות מבין איך אפשר לנצל בצורה המקסימלית את הרכב שהוא נוהג עליו. הוא ממש לא חונך לזה.</text:p>
      <text:p text:style-name="P7"><text:span text:style-name="T16">ב</text:span><text:span text:style-name="T9">. </text:span><text:span text:style-name="T2">זיכרון</text:span><text:span text:style-name="T17">. </text:span>בשפת ++C <text:span text:style-name="T18">אנחנו יכולים לכתוב תוכנות עם צריכת-זיכרון הדוקה וחסכונית יותר. ניתן לראות הדגמה בתיקיה 2. יש שם שתי תוכנות - אחת ב++C ואחת בג'אבה. שתיהן עושות אותו הדבר בדיוק: יוצרות מערך עם כ-125 מיליון עצמים מסוג "נקודה" (Point), כאשר ב"נקודה" יש שני מספרים שלמים (int). <text:s/>כיוון שמספר שלם דורש 4 בתים, אפשר לשער שצריכת הזיכרון של התוכנה תהיה כמיליארד בתים (8 כפול 125 מיליון), ואכן זה מה שקורה ב++C. לעומת זאת, בג'אבה צריכת הזיכרון הרבה יותר גבוהה - לפחות 2.5 מיליארד (אם התוכנה לא קורסת בגלל מחסור בזיכרון)! מדוע? כמה סיבות:</text:span></text:p>
      <text:list xml:id="list3718607467" text:style-name="L2">
        <text:list-item>
          <text:p text:style-name="P46">בג'אבה, כל "עצם" הוא למעשה פוינטר לעצם שנמצא בזיכרון. לכן, המערך שלנו כולל 125 מיליון פוינטרים. כל אחד מהם תופס לפחות 4 בתים - כבר הלכו חצי מיליארד, עוד לפני שבכלל יצרנו את הנקודות. לעומת זאת, ב++C פוינטר הוא רק מה שהוגדר בפירוש כפוינטר<text:span text:style-name="T19">; כל שאר העצמים תופסים רק את הזיכרון של עצמם בלי פוינטרים מיותרים.</text:span> </text:p>
        </text:list-item>
        <text:list-item>
          <text:p text:style-name="P47">בג'אבה, לכל עצם יש, בנוסף לשדות הגלויים שלו, גם <text:span text:style-name="T20">כמו שדות סמויים. לדוגמה, יש </text:span>שדה שנקרא "מצביע לטבל<text:span text:style-name="T20">ת מתודות</text:span> וירטואלי<text:span text:style-name="T20">ו</text:span>ת"<text:span text:style-name="T20">, שבעזרתו המכונה של ג'אבה בוחרת איזו מתודה להריץ במצב של ירושה. המושג קיים גם בשפת ++C, אלא שב++C הקומפיילר יוצר אותו רק כשיש בו צורך - רק כשיש ירושה עם מתודות וירטואליות (נלמד בהמשך הקורס).</text:span></text:p>
        </text:list-item>
      </text:list>
      <text:p text:style-name="P5">הסיסמה של ++C היא "לא השתמשת - לא שילמת". לכן היא מתאימה במיוחד למערכות שבהן כל טיפת זיכרון חשובה, למשל מערכות מוטמעות (embedded).</text:p>
      <text:p text:style-name="P3"><text:span text:style-name="T39">ג</text:span>. <text:span text:style-name="T1">זמן</text:span>. <text:span text:style-name="T21">בשפת ++C אפשר לכתוב תוכנות זמן-אמת (real-time), כלומר, תוכנות שמגיבות מהר לאירועים. לעומת זאת, בשפת ג'אבה קורים לפעמים דברים שיכולים לגרום לעיכובים לא-צפויים. למשל, </text:span><text:span text:style-name="T3">איסוף זבל</text:span><text:span text:style-name="T4"> </text:span><text:span text:style-name="T10">(garbage collection). <text:s/>בג'אבה, אנחנו </text:span><text:span text:style-name="T11">יוצרים עצמים על-ידי new ולא מתעניינים בשאלה מה קורה איתם אחר-כך (כשאנחנו כבר לא צריכים אותם). המכונה של ג'אבה יודעת לזהות מתי אנחנו כבר לא צריכים להשתמש בעצם מסויים, ולשחרר את הזיכרון שהוא תופס כדי שיהיה פנוי לעצמים אחרים.</text:span><text:span text:style-name="T12"> התהליך הזה נקרא "איסוף זבל".</text:span><text:span text:style-name="T11"> זה מאד נוח לנו כמתכנתים, הבעיה היא שהמכונה עלולה להחליט שהגיע הזמן "לאסוף זבל" בדיוק ברגע הלא מתאים. חישבו למשל על תוכנה שמנהלת רכב אוטונומי, שמחליטה "לאסוף זבל" בדיוק כשהנהג מנסה לפנות </text:span><text:span text:style-name="T15">ימינה</text:span><text:span text:style-name="T11">... לא נעים. </text:span><text:span text:style-name="T13"><text:s text:c="3"/></text:span><text:span text:style-name="T11"><text:s/>בשפת ++C</text:span><text:span text:style-name="T13">, איסוף זבל לא קורה באופן אוטומטי</text:span><text:span text:style-name="T14">, ולכן השפה מתאימה במיוחד למערכות זמן-אמת.</text:span></text:p>
      <text:p text:style-name="P6">מצד שני, העובדה שאין איסוף-זבל אוטומטי משמעה שאנחנו צריכים להיות אחראים לאסוף את הזבל של עצמנו (כמו בטיול שנתי...) אנחנו צריכים לוודא, שכל עצם שאנחנו יוצרים בזיכרון, משחרר את כל הזיכרון שהוא תופס. בהמשך נלמד איך לעשות את זה.</text:p>
      <text:p text:style-name="P12"/>
      <text:p text:style-name="P25">++C לעומת סי</text:p>
      <text:p text:style-name="P8">בשפת ++C נוספו סוגים חדשים שהיו חסרים בסי:</text:p>
      <text:list xml:id="list2423177991" text:style-name="L3">
        <text:list-item>
          <text:p text:style-name="P48">מחרוזת - string; אין צורך יותר להשתמש ב-char* (אלא אם כן צריך להשתמש בפונקציות ספריה ישנות).</text:p>
        </text:list-item>
        <text:list-item>
          <text:p text:style-name="P48">בוליאני - bool;<text:span text:style-name="T30"> עדיף מלהשתמש בהשוואה של מספר שלם לאפס.</text:span></text:p>
        </text:list-item>
        <text:list-item>
          <text:p text:style-name="P48">מחלקה עם ערכים קבועים - enum class - בטוח יותר מה-enum של סי; <text:span text:style-name="T31">הקומפיילר לא מאפשר </text:span>תרגום אוטומטי מ/למספר שלם<text:span text:style-name="T32">; ראו דוגמה בתיקיה 4 (הערה: enum של ג'אבה הוא כמו enum class של ++C).</text:span></text:p>
        </text:list-item>
      </text:list>
      <text:p text:style-name="P23"/>
      <text:p text:style-name="P26">מרחבי-שם</text:p>
      <text:p text:style-name="P13">אחד החידושים החשובים בשפת ++C הוא הוספת <text:span text:style-name="T34">מרחבי-שם</text:span> (namespaces).</text:p>
      <text:p text:style-name="P18">בשפת סי, כל התוכנית נמצאת במרחב-שם אחד. זה אומר שאי-אפשר להגדיר שני משתנים או שני קבועים עם אותו שם - זה יגרום לשגיאת קימפול.</text:p>
      <text:p text:style-name="P14">מה קורה אם אנחנו משתמשים בשתי ספריות שונות, שקיבלנו משני אנשים שונים, וכל אחד מהם הגדיר משתנה עם אותו שם? במקרה זה לא נוכל להשתמש בשתי הספריות יחד - תהיה התנגשות.</text:p>
      <text:p text:style-name="P14">מנגנון מרחבי-השם של ++C נועד למנוע בעיה זו, ולאפשר לבנות פרוייקטים גדולים הכוללים ספריות שונות ממקומות שונים.<text:span text:style-name="T44"> בשני מרחבי-שם שונים, אפשר להגדיר משתנים עם אותו שם, ולא תהיה שגיאת קומפילציה - הקומפיילר פשוט ייצור שני משתנים שונים (כמו שני אנשים עם אותו "שם פרטי" ועם "שם משפחה" שונה). לדוגמה, הקוד הבא הוא חוקי:</text:span></text:p>
      <text:p text:style-name="P29"><text:span text:style-name="T46">namespace</text:span> abc{</text:p>
      <text:p text:style-name="P37">    <text:span text:style-name="T47">int</text:span><text:span text:style-name="T50"> x = </text:span><text:span text:style-name="T52">123</text:span><text:span text:style-name="T50">;</text:span></text:p>
      <text:p text:style-name="P37"><text:span text:style-name="T50">    </text:span><text:span text:style-name="T51"> </text:span><text:span text:style-name="T47">void</text:span><text:span text:style-name="T50"> printx() { std::cout &lt;&lt; x &lt;&lt; std::endl; }</text:span></text:p>
      <text:p text:style-name="P30">};</text:p>
      <text:p text:style-name="P40"/>
      <text:p text:style-name="P30"><text:span text:style-name="T46">namespace</text:span> def{</text:p>
      <text:p text:style-name="P36">    <text:span text:style-name="T47">int</text:span><text:span text:style-name="T50"> x = </text:span><text:span text:style-name="T52">456</text:span><text:span text:style-name="T53">;</text:span></text:p>
      <text:p text:style-name="P31">    <text:span text:style-name="T45"> </text:span><text:span text:style-name="T46">void</text:span> printx() { std::cout &lt;&lt; x &lt;&lt; std::endl; }</text:p>
      <text:p text:style-name="P31">};</text:p>
      <text:p text:style-name="P27">כשנמצאים בתוך מרחב-שם מסויים, אפשר לגשת לכל המשתנים שלו כרגיל בלי להזכיר את "שם המשפחה".</text:p>
      <text:p text:style-name="P27">אבל כשנמצאים מחוץ למרחב-השם (למשל ב-main), ורוצים לגשת למשתנה או לפונקציה שנמצאים במרחב-שם מסויים, צריך לשים לפניו את "שם המשפחה" עם פעמיים נקודתיים, למשל:</text:p>
      <text:p text:style-name="P33"><text:span text:style-name="T46">int</text:span> main() {</text:p>
      <text:p text:style-name="P38">    <text:span text:style-name="T48">abc::printx();</text:span></text:p>
      <text:p text:style-name="P38">    <text:span text:style-name="T48">def::printx();</text:span></text:p>
      <text:p text:style-name="P35">}</text:p>
      <text:p text:style-name="P28">אם משתמשים באותו מרחב-שם הרבה פעמים, אפשר לחסוך כתיבה ע"י שימוש במילה השמורה using. למשל, התוכנית הבאה זהה לקודמת:</text:p>
      <text:p text:style-name="P27"/>
      <text:p text:style-name="P41">using namespace abc;</text:p>
      <text:p text:style-name="P32"><text:span text:style-name="T46">int</text:span> main() {</text:p>
      <text:p text:style-name="P39"><text:span text:style-name="T49"><text:s text:c="5"/></text:span><text:span text:style-name="T48">printx();</text:span></text:p>
      <text:p text:style-name="P39">    <text:span text:style-name="T48">def::printx();</text:span></text:p>
      <text:p text:style-name="P34">}</text:p>
      <text:p text:style-name="P21"><text:span text:style-name="T35">חידה</text:span><text:span text:style-name="T54">: מה יקרה אם נכתוב גם using namespace def באותה תוכנית? </text:span>(ראו <text:span text:style-name="T43">דוגמה ב</text:span>תיקיה 7)<text:span text:style-name="T54">.</text:span></text:p>
      <text:p text:style-name="P22"><text:span text:style-name="T34">הערה</text:span>: אין שום תלות בין מרחבי-שם לבין קבצים. אפשר לשים כמה מרחבי-שם בקובץ אחד, או מרחב-שם אחד בכמה קבצים.</text:p>
      <text:p text:style-name="P15">מרחב-השם השימושי ביותר בשפת ++C הוא std. הספריה התקנית של ++C, שנלמד עליה בהרחבה בהמשך הקורס, נמצאת כולה במרחב-שם זה. </text:p>
      <text:p text:style-name="P16">בפרט, אובייקטי הקלט והפלט, cin ו cout, נמצאים במרחב-שם זה. לכן, כדי לגשת אליהם מהתוכנית הראשית, אחרי שמכלילים את קובץ-הכותרת המתאים (&lt;iostream&gt;), צריך <text:span text:style-name="T55">לשים לפני האובייקט std::, למשל std::cout וכו'. </text:span></text:p>
      <text:p text:style-name="P19">כדי לחסוך כתיבה, אפשר לכתוב בראש התוכנית הראשית שלנו using namespace std. </text:p>
      <text:p text:style-name="P17"><text:span text:style-name="T36">שימו לב</text:span><text:span text:style-name="T55">: לא מומלץ להשתמש בפקודה זו בקובץ-כותרת (h) שאנחנו מתכוונים להכליל בקבצים אחרים, כי אז כל המשתנים והפונקציות של הספריה התקנית יעברו למרחב-השם הראשי, ועלולים להתערבב עם המשתנים והפונקציות שמוגדרים בקובץ עצמו. <text:s/>אבל אפשר להשתמש ב <text:s/>using namespace std בתוכנית הראשית.</text:span></text:p>
      <text:p text:style-name="P20">ספריות גדולות של חברות אחרות נמצאות במרחבי-שם אחרים. לדוגמה, בספריה folly של פייסבוק, כל השמות הם במרחב-שם folly, למשל https://github.com/facebook/folly/blob/master/folly/stop_watch.h</text:p>
      <text:p text:style-name="P20"/>
      <text:p text:style-name="P65">טיפול בשגיאות</text:p>
      <text:p text:style-name="P53">השגיאות העלולות לקרות בתוכנית מתחלקות לשני סוגים עיקריים:</text:p>
      <text:p text:style-name="P53">א. שגיאות שעלולות לקרות בזמן ריצה תקינה של התוכנית, למשל כתוצאה מקלט לא תקין של המשתמש;</text:p>
      <text:p text:style-name="P53">ב. שגיאות הנובעות <text:span text:style-name="T58">מטעות</text:span> של המתכנתים (כלומר שלנו).</text:p>
      <text:p text:style-name="P53"/>
      <text:p text:style-name="P53"><text:span text:style-name="T1">שגיאות </text:span><text:span text:style-name="T6">מסוג א</text:span> נקראות "חריגות", וכדי לטפל בהם, זורקים חריגה. למדתם על זה בJava והמנגנון קיים גם ב++C. בשפת ++C אפשר לזרוק מה שרוצים - לא דווקא אובייקט מסוג "חריגה". למשל, אפשר לכתוב (ראו תיקיה 5):</text:p>
      <text:p text:style-name="P54">if (x&lt;0) <text:s/>throw string("x should be at least 0");</text:p>
      <text:p text:style-name="P61">אפשר לתפוס את השגיאה ולהדפיס אותה, למשל כך:</text:p>
      <text:p text:style-name="P56"><text:tab/>try {</text:p>
      <text:p text:style-name="P56"><text:tab/><text:tab/>func(-5);</text:p>
      <text:p text:style-name="P56"><text:s/><text:tab/>} catch (string message) {</text:p>
      <text:p text:style-name="P56"><text:tab/><text:tab/>cout &lt;&lt; " <text:s text:c="2"/>caught exception: " &lt;&lt; message &lt;&lt; endl;</text:p>
      <text:p text:style-name="P56"><text:tab/>}</text:p>
      <text:p text:style-name="P59">מקובל יותר לזרוק <text:span text:style-name="T56">עצמים המוגדרים </text:span>בספריה התקנית stdexcept:</text:p>
      <text:p text:style-name="P54">#include &lt;stdexcept&gt;</text:p>
      <text:p text:style-name="P54">...</text:p>
      <text:p text:style-name="P54">if (x&lt;0) <text:s/>throw std::out_of_range("x should be at least 0");</text:p>
      <text:p text:style-name="P62">והתפיסה נראית כך:</text:p>
      <text:p text:style-name="P42"><text:span text:style-name="T57"><text:tab/></text:span>try {</text:p>
      <text:p text:style-name="P57"><text:tab/><text:tab/>func(-5);</text:p>
      <text:p text:style-name="P57"><text:s/><text:tab/>} catch (<text:span text:style-name="T57">const std::exception&amp;</text:span> <text:span text:style-name="T57">ex</text:span>) {</text:p>
      <text:p text:style-name="P57"><text:tab/><text:tab/>cout &lt;&lt; " <text:s text:c="2"/>caught exception: " &lt;&lt; <text:span text:style-name="T57">ex.what() </text:span>&lt;&lt; endl;</text:p>
      <text:p text:style-name="P57"><text:tab/>}</text:p>
      <text:p text:style-name="P57"/>
      <text:p text:style-name="P60"><text:span text:style-name="T1">שגיאות </text:span><text:span text:style-name="T6">מסוג </text:span><text:span text:style-name="T7">ב</text:span> נקראות <text:span text:style-name="T59">כידוע </text:span>"<text:span text:style-name="T59">באגים</text:span>"<text:span text:style-name="T59">. הן לא אמורות להתקיים בתוכנה תקינה, אבל תוך כדי פיתוח הן עלולות להופיע. כדי לתפוס אותן בצורה נוחה, משתמשים ב-assert (ראו תיקיה 6). למשל, נניח שיש לנו פונקציה שאמורה להחזיר ערך חיובי, אבל משום-מה היא מחזירה לפעמים ערך שלילי. כדי לתפוס את השגיאה ברגע שהיא קורה, אפשר לשים פקודת assert בסוף הפונקציה, למשל:</text:span></text:p>
      <text:p text:style-name="P55"><text:tab/>assert (result&gt;=0);</text:p>
      <text:p text:style-name="P63">אם בנקודה זו התנאי לא יתקיים - הביצוע ייפסק עם הודעת-שגיאה מתאימה.</text:p>
      <text:p text:style-name="P63">בניגוד לחריגות, באגים לא אמורים להתקיים בתוכנה הסופית, ולכן אנחנו לא רוצים לבזבז זמן על הבדיקות הללו לאחר שסיימנו לתקן את הבאגים. אפשר בבת-אחת לבטל את כל הבדיקות מסוג assert ע"י הגדרת משתנה-קומפילציה בשם NDEBUG. הדרך הנוחה ביותר להגדיר אותו היא ע"י פרמטר לקומפיילר, למשל:</text:p>
      <text:p text:style-name="P58">clang++-5.0 -D<text:span text:style-name="T37">NDEBUG</text:span> ...</text:p>
      <text:p text:style-name="P63"/>
      <text:p text:style-name="P60"/>
      <text:p text:style-name="Heading_20_2">מקורות</text:p>
      <text:list xml:id="list863830559" text:style-name="L4">
        <text:list-item>
          <text:p text:style-name="P49">מצגות של<text:span text:style-name="T40"> </text:span>אופיר פלא ומירי בן-ניסן.</text:p>
        </text:list-item>
        <text:list-item>
          <text:p text:style-name="P50"><text:span text:style-name="T41">על ההבדלים בין c++ לבין java, ראו </text:span>https://cseducators.stackexchange.com/a/4189/1873</text:p>
        </text:list-item>
        <text:list-item>
          <text:p text:style-name="P51">על יסודות הסגנון של ++C, ראו https://www.youtube.com/watch?v=xnqTKD8uD64</text:p>
        </text:list-item>
      </text:list>
      <text:p text:style-name="P9">סיכם: אראל סגל-הלוי.<text:span text:style-name="T40"> <text:s/>הערות תוספות והשלמות: מירי בן-ניסן.</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4.2$Linux_X86_64 LibreOffice_project/10$Build-2</meta:generator>
    <dc:date>2019-02-19T11:48:35.554057646</dc:date>
    <meta:editing-duration>P7DT14H46M56S</meta:editing-duration>
    <meta:editing-cycles>811</meta:editing-cycles>
    <meta:document-statistic meta:table-count="0" meta:image-count="0" meta:object-count="0" meta:page-count="1" meta:paragraph-count="90" meta:word-count="1494" meta:character-count="8661" meta:non-whitespace-character-count="7193"/>
  </office:meta>
</office:document-meta>
</file>